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Лист1" table:style-name="ta1">
        <table:shapes>
          <draw:frame draw:z-index="0" draw:style-name="gr1" draw:text-style-name="P1" svg:width="30.232cm" svg:height="12.006cm" svg:x="1.432cm" svg:y="14.874cm">
            <draw:object draw:notify-on-update-of-ranges="Лист1.B5:Лист1.O5 Лист1.B12:Лист1.O12 Лист1.A5:Лист1.A5 Лист1.B7:Лист1.O7 Лист1.B12:Лист1.O12 Лист1.A11:Лист1.A11 Лист1.B13:Лист1.O13 Лист1.B12:Лист1.O12 Лист1.A8:Лист1.A8 Лист1.B10:Лист1.O10 Лист1.B12:Лист1.O12 Лист1.A14:Лист1.A14 Лист1.B16:Лист1.O16 Лист1.B12:Лист1.O12 Лист1.A17:Лист1.A17 Лист1.B19:Лист1.O19 Лист1.B12:Лист1.O12 Лист1.A20:Лист1.A20 Лист1.B22:Лист1.O22 Лист1.B12:Лист1.O12 Лист1.A23:Лист1.A23 Лист1.B25:Лист1.O25 Лист1.B12:Лист1.O12 Лист1.A26:Лист1.A26 Лист1.B28:Лист1.O28 Лист1.B12:Лист1.O12 Лист1.A29:Лист1.A29 Лист1.B31:Лист1.O3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5" table:default-cell-style-name="Default"/>
        <table:table-row table:style-name="ro1">
          <table:table-cell office:value-type="string" calcext:value-type="string">
            <text:p>Count of queries = 2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rray size = 10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elta = 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ount of clients changes from 5 to 70 with step 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rchitecture: TCP.OneClientOneThread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: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T, ms:</text:p>
          </table:table-cell>
          <table:table-cell office:value-type="float" office:value="20.23" calcext:value-type="float">
            <text:p>20,23</text:p>
          </table:table-cell>
          <table:table-cell office:value-type="float" office:value="21.955" calcext:value-type="float">
            <text:p>21,955</text:p>
          </table:table-cell>
          <table:table-cell office:value-type="float" office:value="27.413333" calcext:value-type="float">
            <text:p>27,413333</text:p>
          </table:table-cell>
          <table:table-cell office:value-type="float" office:value="40.1475" calcext:value-type="float">
            <text:p>40,1475</text:p>
          </table:table-cell>
          <table:table-cell office:value-type="float" office:value="45.198" calcext:value-type="float">
            <text:p>45,198</text:p>
          </table:table-cell>
          <table:table-cell office:value-type="float" office:value="51.191667" calcext:value-type="float">
            <text:p>51,191667</text:p>
          </table:table-cell>
          <table:table-cell office:value-type="float" office:value="58.915714" calcext:value-type="float">
            <text:p>58,915714</text:p>
          </table:table-cell>
          <table:table-cell office:value-type="float" office:value="76.5475" calcext:value-type="float">
            <text:p>76,5475</text:p>
          </table:table-cell>
          <table:table-cell office:value-type="float" office:value="85.624444" calcext:value-type="float">
            <text:p>85,624444</text:p>
          </table:table-cell>
          <table:table-cell office:value-type="float" office:value="92.665" calcext:value-type="float">
            <text:p>92,665</text:p>
          </table:table-cell>
          <table:table-cell office:value-type="float" office:value="117.85" calcext:value-type="float">
            <text:p>117,85</text:p>
          </table:table-cell>
          <table:table-cell office:value-type="float" office:value="105.235833" calcext:value-type="float">
            <text:p>105,235833</text:p>
          </table:table-cell>
          <table:table-cell office:value-type="float" office:value="114.56" calcext:value-type="float">
            <text:p>114,56</text:p>
          </table:table-cell>
          <table:table-cell office:value-type="float" office:value="135.677143" calcext:value-type="float">
            <text:p>135,677143</text:p>
          </table:table-cell>
        </table:table-row>
        <table:table-row table:style-name="ro1">
          <table:table-cell office:value-type="string" calcext:value-type="string">
            <text:p>Architecture: NIO.OneThread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: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T, ms:</text:p>
          </table:table-cell>
          <table:table-cell office:value-type="float" office:value="14.14" calcext:value-type="float">
            <text:p>14,14</text:p>
          </table:table-cell>
          <table:table-cell office:value-type="float" office:value="23.205" calcext:value-type="float">
            <text:p>23,205</text:p>
          </table:table-cell>
          <table:table-cell office:value-type="float" office:value="32.6" calcext:value-type="float">
            <text:p>32,6</text:p>
          </table:table-cell>
          <table:table-cell office:value-type="float" office:value="34.4725" calcext:value-type="float">
            <text:p>34,4725</text:p>
          </table:table-cell>
          <table:table-cell office:value-type="float" office:value="49.512" calcext:value-type="float">
            <text:p>49,512</text:p>
          </table:table-cell>
          <table:table-cell office:value-type="float" office:value="53.895" calcext:value-type="float">
            <text:p>53,895</text:p>
          </table:table-cell>
          <table:table-cell office:value-type="float" office:value="67.394286" calcext:value-type="float">
            <text:p>67,394286</text:p>
          </table:table-cell>
          <table:table-cell office:value-type="float" office:value="66.68" calcext:value-type="float">
            <text:p>66,68</text:p>
          </table:table-cell>
          <table:table-cell office:value-type="float" office:value="72.82" calcext:value-type="float">
            <text:p>72,82</text:p>
          </table:table-cell>
          <table:table-cell office:value-type="float" office:value="83.338" calcext:value-type="float">
            <text:p>83,338</text:p>
          </table:table-cell>
          <table:table-cell office:value-type="float" office:value="87.923636" calcext:value-type="float">
            <text:p>87,923636</text:p>
          </table:table-cell>
          <table:table-cell office:value-type="float" office:value="98.1875" calcext:value-type="float">
            <text:p>98,1875</text:p>
          </table:table-cell>
          <table:table-cell office:value-type="float" office:value="202.37" calcext:value-type="float">
            <text:p>202,37</text:p>
          </table:table-cell>
          <table:table-cell office:value-type="float" office:value="310.282857" calcext:value-type="float">
            <text:p>310,282857</text:p>
          </table:table-cell>
        </table:table-row>
        <table:table-row table:style-name="ro1">
          <table:table-cell office:value-type="string" calcext:value-type="string">
            <text:p>Architecture: TCP.CachedThreadPoolServe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: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T, ms:</text:p>
          </table:table-cell>
          <table:table-cell office:value-type="float" office:value="12.37" calcext:value-type="float">
            <text:p>12,37</text:p>
          </table:table-cell>
          <table:table-cell office:value-type="float" office:value="18.935" calcext:value-type="float">
            <text:p>18,935</text:p>
          </table:table-cell>
          <table:table-cell office:value-type="float" office:value="28.923333" calcext:value-type="float">
            <text:p>28,923333</text:p>
          </table:table-cell>
          <table:table-cell office:value-type="float" office:value="38.6075" calcext:value-type="float">
            <text:p>38,6075</text:p>
          </table:table-cell>
          <table:table-cell office:value-type="float" office:value="44.428" calcext:value-type="float">
            <text:p>44,428</text:p>
          </table:table-cell>
          <table:table-cell office:value-type="float" office:value="55.77" calcext:value-type="float">
            <text:p>55,77</text:p>
          </table:table-cell>
          <table:table-cell office:value-type="float" office:value="67.64" calcext:value-type="float">
            <text:p>67,64</text:p>
          </table:table-cell>
          <table:table-cell office:value-type="float" office:value="74.97875" calcext:value-type="float">
            <text:p>74,97875</text:p>
          </table:table-cell>
          <table:table-cell office:value-type="float" office:value="76.786667" calcext:value-type="float">
            <text:p>76,786667</text:p>
          </table:table-cell>
          <table:table-cell office:value-type="float" office:value="90.246" calcext:value-type="float">
            <text:p>90,246</text:p>
          </table:table-cell>
          <table:table-cell office:value-type="float" office:value="111.180909" calcext:value-type="float">
            <text:p>111,180909</text:p>
          </table:table-cell>
          <table:table-cell office:value-type="float" office:value="135.384167" calcext:value-type="float">
            <text:p>135,384167</text:p>
          </table:table-cell>
          <table:table-cell office:value-type="float" office:value="163.984615" calcext:value-type="float">
            <text:p>163,984615</text:p>
          </table:table-cell>
          <table:table-cell office:value-type="float" office:value="159.844286" calcext:value-type="float">
            <text:p>159,844286</text:p>
          </table:table-cell>
        </table:table-row>
        <table:table-row table:style-name="ro1">
          <table:table-cell office:value-type="string" calcext:value-type="string">
            <text:p>Architecture: TCP.NewQueryNewConnection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: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T, ms:</text:p>
          </table:table-cell>
          <table:table-cell office:value-type="float" office:value="10.69" calcext:value-type="float">
            <text:p>10,69</text:p>
          </table:table-cell>
          <table:table-cell office:value-type="float" office:value="12.035" calcext:value-type="float">
            <text:p>12,035</text:p>
          </table:table-cell>
          <table:table-cell office:value-type="float" office:value="11.286667" calcext:value-type="float">
            <text:p>11,286667</text:p>
          </table:table-cell>
          <table:table-cell office:value-type="float" office:value="13.415" calcext:value-type="float">
            <text:p>13,415</text:p>
          </table:table-cell>
          <table:table-cell office:value-type="float" office:value="11.26" calcext:value-type="float">
            <text:p>11,26</text:p>
          </table:table-cell>
          <table:table-cell office:value-type="float" office:value="11.176667" calcext:value-type="float">
            <text:p>11,176667</text:p>
          </table:table-cell>
          <table:table-cell office:value-type="float" office:value="10.641429" calcext:value-type="float">
            <text:p>10,641429</text:p>
          </table:table-cell>
          <table:table-cell office:value-type="float" office:value="12.56" calcext:value-type="float">
            <text:p>12,56</text:p>
          </table:table-cell>
          <table:table-cell office:value-type="float" office:value="16.241111" calcext:value-type="float">
            <text:p>16,241111</text:p>
          </table:table-cell>
          <table:table-cell office:value-type="float" office:value="11.07" calcext:value-type="float">
            <text:p>11,07</text:p>
          </table:table-cell>
          <table:table-cell office:value-type="float" office:value="11.041818" calcext:value-type="float">
            <text:p>11,041818</text:p>
          </table:table-cell>
          <table:table-cell office:value-type="float" office:value="10.358333" calcext:value-type="float">
            <text:p>10,358333</text:p>
          </table:table-cell>
          <table:table-cell office:value-type="float" office:value="11.115385" calcext:value-type="float">
            <text:p>11,115385</text:p>
          </table:table-cell>
          <table:table-cell office:value-type="float" office:value="12.364286" calcext:value-type="float">
            <text:p>12,364286</text:p>
          </table:table-cell>
        </table:table-row>
        <table:table-row table:style-name="ro1">
          <table:table-cell office:value-type="string" calcext:value-type="string">
            <text:p>Architecture: NIO.CachedThreadPool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: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T, ms:</text:p>
          </table:table-cell>
          <table:table-cell office:value-type="float" office:value="11.3" calcext:value-type="float">
            <text:p>11,3</text:p>
          </table:table-cell>
          <table:table-cell office:value-type="float" office:value="13.325" calcext:value-type="float">
            <text:p>13,325</text:p>
          </table:table-cell>
          <table:table-cell office:value-type="float" office:value="19.83" calcext:value-type="float">
            <text:p>19,83</text:p>
          </table:table-cell>
          <table:table-cell office:value-type="float" office:value="24.095" calcext:value-type="float">
            <text:p>24,095</text:p>
          </table:table-cell>
          <table:table-cell office:value-type="float" office:value="26.312" calcext:value-type="float">
            <text:p>26,312</text:p>
          </table:table-cell>
          <table:table-cell office:value-type="float" office:value="31" calcext:value-type="float">
            <text:p>31</text:p>
          </table:table-cell>
          <table:table-cell office:value-type="float" office:value="40.608571" calcext:value-type="float">
            <text:p>40,608571</text:p>
          </table:table-cell>
          <table:table-cell office:value-type="float" office:value="44.42875" calcext:value-type="float">
            <text:p>44,42875</text:p>
          </table:table-cell>
          <table:table-cell office:value-type="float" office:value="45.622222" calcext:value-type="float">
            <text:p>45,622222</text:p>
          </table:table-cell>
          <table:table-cell office:value-type="float" office:value="55.081" calcext:value-type="float">
            <text:p>55,081</text:p>
          </table:table-cell>
          <table:table-cell office:value-type="float" office:value="53.326364" calcext:value-type="float">
            <text:p>53,326364</text:p>
          </table:table-cell>
          <table:table-cell office:value-type="float" office:value="66.893333" calcext:value-type="float">
            <text:p>66,893333</text:p>
          </table:table-cell>
          <table:table-cell office:value-type="float" office:value="75.186154" calcext:value-type="float">
            <text:p>75,186154</text:p>
          </table:table-cell>
          <table:table-cell office:value-type="float" office:value="66.642857" calcext:value-type="float">
            <text:p>66,642857</text:p>
          </table:table-cell>
        </table:table-row>
        <table:table-row table:style-name="ro1">
          <table:table-cell office:value-type="string" calcext:value-type="string">
            <text:p>Architecture: NIO.FixedThreadPool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: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T, ms:</text:p>
          </table:table-cell>
          <table:table-cell office:value-type="float" office:value="12.26" calcext:value-type="float">
            <text:p>12,26</text:p>
          </table:table-cell>
          <table:table-cell office:value-type="float" office:value="13.58" calcext:value-type="float">
            <text:p>13,58</text:p>
          </table:table-cell>
          <table:table-cell office:value-type="float" office:value="16.06" calcext:value-type="float">
            <text:p>16,06</text:p>
          </table:table-cell>
          <table:table-cell office:value-type="float" office:value="20.33" calcext:value-type="float">
            <text:p>20,33</text:p>
          </table:table-cell>
          <table:table-cell office:value-type="float" office:value="30.438" calcext:value-type="float">
            <text:p>30,438</text:p>
          </table:table-cell>
          <table:table-cell office:value-type="float" office:value="28.661667" calcext:value-type="float">
            <text:p>28,661667</text:p>
          </table:table-cell>
          <table:table-cell office:value-type="float" office:value="30.88" calcext:value-type="float">
            <text:p>30,88</text:p>
          </table:table-cell>
          <table:table-cell office:value-type="float" office:value="33.025" calcext:value-type="float">
            <text:p>33,025</text:p>
          </table:table-cell>
          <table:table-cell office:value-type="float" office:value="39.477778" calcext:value-type="float">
            <text:p>39,477778</text:p>
          </table:table-cell>
          <table:table-cell office:value-type="float" office:value="40.501" calcext:value-type="float">
            <text:p>40,501</text:p>
          </table:table-cell>
          <table:table-cell office:value-type="float" office:value="42.801818" calcext:value-type="float">
            <text:p>42,801818</text:p>
          </table:table-cell>
          <table:table-cell office:value-type="float" office:value="52.026667" calcext:value-type="float">
            <text:p>52,026667</text:p>
          </table:table-cell>
          <table:table-cell office:value-type="float" office:value="58.131538" calcext:value-type="float">
            <text:p>58,131538</text:p>
          </table:table-cell>
          <table:table-cell office:value-type="float" office:value="63.922857" calcext:value-type="float">
            <text:p>63,922857</text:p>
          </table:table-cell>
        </table:table-row>
        <table:table-row table:style-name="ro1">
          <table:table-cell office:value-type="string" calcext:value-type="string">
            <text:p>Architecture: NIO.NewQueryNewThread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: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T, ms:</text:p>
          </table:table-cell>
          <table:table-cell office:value-type="float" office:value="11.86" calcext:value-type="float">
            <text:p>11,86</text:p>
          </table:table-cell>
          <table:table-cell office:value-type="float" office:value="16.15" calcext:value-type="float">
            <text:p>16,15</text:p>
          </table:table-cell>
          <table:table-cell office:value-type="float" office:value="22.53" calcext:value-type="float">
            <text:p>22,53</text:p>
          </table:table-cell>
          <table:table-cell office:value-type="float" office:value="33.8825" calcext:value-type="float">
            <text:p>33,8825</text:p>
          </table:table-cell>
          <table:table-cell office:value-type="float" office:value="40.3" calcext:value-type="float">
            <text:p>40,3</text:p>
          </table:table-cell>
          <table:table-cell office:value-type="float" office:value="43.805" calcext:value-type="float">
            <text:p>43,805</text:p>
          </table:table-cell>
          <table:table-cell office:value-type="float" office:value="43.07" calcext:value-type="float">
            <text:p>43,07</text:p>
          </table:table-cell>
          <table:table-cell office:value-type="float" office:value="60.7975" calcext:value-type="float">
            <text:p>60,7975</text:p>
          </table:table-cell>
          <table:table-cell office:value-type="float" office:value="68.935556" calcext:value-type="float">
            <text:p>68,935556</text:p>
          </table:table-cell>
          <table:table-cell office:value-type="float" office:value="93.763" calcext:value-type="float">
            <text:p>93,763</text:p>
          </table:table-cell>
          <table:table-cell office:value-type="float" office:value="114.770909" calcext:value-type="float">
            <text:p>114,770909</text:p>
          </table:table-cell>
          <table:table-cell office:value-type="float" office:value="84.710833" calcext:value-type="float">
            <text:p>84,710833</text:p>
          </table:table-cell>
          <table:table-cell office:value-type="float" office:value="71.997692" calcext:value-type="float">
            <text:p>71,997692</text:p>
          </table:table-cell>
          <table:table-cell office:value-type="float" office:value="70.65" calcext:value-type="float">
            <text:p>70,65</text:p>
          </table:table-cell>
        </table:table-row>
        <table:table-row table:style-name="ro1">
          <table:table-cell office:value-type="string" calcext:value-type="string">
            <text:p>Architecture: UDP.FixedThreadPool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: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T, ms:</text:p>
          </table:table-cell>
          <table:table-cell office:value-type="float" office:value="11.77" calcext:value-type="float">
            <text:p>11,77</text:p>
          </table:table-cell>
          <table:table-cell office:value-type="float" office:value="16.09" calcext:value-type="float">
            <text:p>16,09</text:p>
          </table:table-cell>
          <table:table-cell office:value-type="float" office:value="16.36" calcext:value-type="float">
            <text:p>16,36</text:p>
          </table:table-cell>
          <table:table-cell office:value-type="float" office:value="15.9125" calcext:value-type="float">
            <text:p>15,9125</text:p>
          </table:table-cell>
          <table:table-cell office:value-type="float" office:value="14.869579" calcext:value-type="float">
            <text:p>14,869579</text:p>
          </table:table-cell>
          <table:table-cell office:value-type="float" office:value="14.788246" calcext:value-type="float">
            <text:p>14,788246</text:p>
          </table:table-cell>
          <table:table-cell office:value-type="float" office:value="15.133383" calcext:value-type="float">
            <text:p>15,133383</text:p>
          </table:table-cell>
          <table:table-cell office:value-type="float" office:value="15.861382" calcext:value-type="float">
            <text:p>15,861382</text:p>
          </table:table-cell>
          <table:table-cell office:value-type="float" office:value="14.672164" calcext:value-type="float">
            <text:p>14,672164</text:p>
          </table:table-cell>
          <table:table-cell office:value-type="float" office:value="18.629053" calcext:value-type="float">
            <text:p>18,629053</text:p>
          </table:table-cell>
          <table:table-cell office:value-type="float" office:value="15.730776" calcext:value-type="float">
            <text:p>15,730776</text:p>
          </table:table-cell>
          <table:table-cell office:value-type="float" office:value="43.978363" calcext:value-type="float">
            <text:p>43,978363</text:p>
          </table:table-cell>
          <table:table-cell office:value-type="float" office:value="36.834476" calcext:value-type="float">
            <text:p>36,834476</text:p>
          </table:table-cell>
          <table:table-cell office:value-type="float" office:value="44.778743" calcext:value-type="float">
            <text:p>44,778743</text:p>
          </table:table-cell>
        </table:table-row>
        <table:table-row table:style-name="ro1">
          <table:table-cell office:value-type="string" calcext:value-type="string">
            <text:p>Architecture: UDP.NewQueryNewThread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: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T, ms:</text:p>
          </table:table-cell>
          <table:table-cell office:value-type="float" office:value="13.17" calcext:value-type="float">
            <text:p>13,17</text:p>
          </table:table-cell>
          <table:table-cell office:value-type="float" office:value="14.755" calcext:value-type="float">
            <text:p>14,755</text:p>
          </table:table-cell>
          <table:table-cell office:value-type="float" office:value="14.486667" calcext:value-type="float">
            <text:p>14,486667</text:p>
          </table:table-cell>
          <table:table-cell office:value-type="float" office:value="14.6925" calcext:value-type="float">
            <text:p>14,6925</text:p>
          </table:table-cell>
          <table:table-cell office:value-type="float" office:value="14.66" calcext:value-type="float">
            <text:p>14,66</text:p>
          </table:table-cell>
          <table:table-cell office:value-type="float" office:value="14.577807" calcext:value-type="float">
            <text:p>14,577807</text:p>
          </table:table-cell>
          <table:table-cell office:value-type="float" office:value="14.887068" calcext:value-type="float">
            <text:p>14,887068</text:p>
          </table:table-cell>
          <table:table-cell office:value-type="float" office:value="14.6425" calcext:value-type="float">
            <text:p>14,6425</text:p>
          </table:table-cell>
          <table:table-cell office:value-type="float" office:value="14.910585" calcext:value-type="float">
            <text:p>14,910585</text:p>
          </table:table-cell>
          <table:table-cell office:value-type="float" office:value="14.750781" calcext:value-type="float">
            <text:p>14,750781</text:p>
          </table:table-cell>
          <table:table-cell office:value-type="float" office:value="14.807331" calcext:value-type="float">
            <text:p>14,807331</text:p>
          </table:table-cell>
          <table:table-cell office:value-type="float" office:value="14.788553" calcext:value-type="float">
            <text:p>14,788553</text:p>
          </table:table-cell>
          <table:table-cell office:value-type="float" office:value="15.091993" calcext:value-type="float">
            <text:p>15,091993</text:p>
          </table:table-cell>
          <table:table-cell office:value-type="float" office:value="15.166863" calcext:value-type="float">
            <text:p>15,16686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3">00.00.0000</text:date>, <text:time style:data-style-name="N2" text:time-value="13:45:33.787661758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1T19:32:20.055590472</meta:creation-date>
    <dc:date>2016-06-03T13:47:15.530346325</dc:date>
    <meta:editing-duration>PT11H24M58S</meta:editing-duration>
    <meta:editing-cycles>5</meta:editing-cycles>
    <meta:generator>LibreOffice/4.2.8.2$Linux_X86_64 LibreOffice_project/420m0$Build-2</meta:generator>
    <meta:document-statistic meta:table-count="1" meta:cell-count="28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8080" draw:fill-color="#ff8080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30.233cm" svg:height="12.007cm" xlink:href=".." xlink:type="simple" chart:class="chart:scatter" chart:style-name="ch1">
        <chart:title svg:x="11.752cm" svg:y="0.376cm" chart:style-name="ch2">
          <text:p>change_M_metric_query_handler</text:p>
        </chart:title>
        <chart:legend chart:legend-position="end" svg:x="22.142cm" svg:y="3.712cm" style:legend-expansion="high" chart:style-name="ch3"/>
        <chart:plot-area chart:style-name="ch4" table:cell-range-address="Лист1.A5:Лист1.O5 Лист1.B12:Лист1.O13 Лист1.B7:Лист1.O7 Лист1.A11:Лист1.A11 Лист1.A8:Лист1.A8 Лист1.B10:Лист1.O10 Лист1.A14:Лист1.A14 Лист1.B16:Лист1.O16 Лист1.A17:Лист1.A17 Лист1.B19:Лист1.O19 Лист1.A20:Лист1.A20 Лист1.B22:Лист1.O22 Лист1.A23:Лист1.A23 Лист1.B25:Лист1.O25 Лист1.A26:Лист1.A26 Лист1.B28:Лист1.O28 Лист1.A29:Лист1.A29 Лист1.B31:Лист1.O31" chart:data-source-has-labels="both" svg:x="0.604cm" svg:y="1.421cm" svg:width="20.934cm" svg:height="10.346cm">
          <chartooo:coordinate-region svg:x="1.411cm" svg:y="1.62cm" svg:width="19.94cm" svg:height="9.5cm"/>
          <chart:axis chart:dimension="x" chart:name="primary-x" chart:style-name="ch5" chartooo:axis-type="auto">
            <chart:categories table:cell-range-address="Лист1.B5:Лист1.O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Лист1.B7:Лист1.O7" chart:label-cell-address="Лист1.A5:Лист1.A5" chart:class="chart:scatter">
            <chart:domain table:cell-range-address="Лист1.B12:Лист1.O12"/>
            <chart:data-point chart:repeated="14"/>
          </chart:series>
          <chart:series chart:style-name="ch8" chart:values-cell-range-address="Лист1.B13:Лист1.O13" chart:label-cell-address="Лист1.A11:Лист1.A11" chart:class="chart:scatter">
            <chart:data-point chart:repeated="14"/>
          </chart:series>
          <chart:series chart:style-name="ch9" chart:values-cell-range-address="Лист1.B10:Лист1.O10" chart:label-cell-address="Лист1.A8:Лист1.A8" chart:class="chart:scatter">
            <chart:data-point chart:repeated="14"/>
          </chart:series>
          <chart:series chart:style-name="ch10" chart:values-cell-range-address="Лист1.B16:Лист1.O16" chart:label-cell-address="Лист1.A14:Лист1.A14" chart:class="chart:scatter">
            <chart:data-point chart:repeated="14"/>
          </chart:series>
          <chart:series chart:style-name="ch11" chart:values-cell-range-address="Лист1.B19:Лист1.O19" chart:label-cell-address="Лист1.A17:Лист1.A17" chart:class="chart:scatter">
            <chart:data-point chart:repeated="14"/>
          </chart:series>
          <chart:series chart:style-name="ch12" chart:values-cell-range-address="Лист1.B22:Лист1.O22" chart:label-cell-address="Лист1.A20:Лист1.A20" chart:class="chart:scatter">
            <chart:data-point chart:repeated="14"/>
          </chart:series>
          <chart:series chart:style-name="ch13" chart:values-cell-range-address="Лист1.B25:Лист1.O25" chart:label-cell-address="Лист1.A23:Лист1.A23" chart:class="chart:scatter">
            <chart:data-point chart:repeated="14"/>
          </chart:series>
          <chart:series chart:style-name="ch14" chart:values-cell-range-address="Лист1.B28:Лист1.O28" chart:label-cell-address="Лист1.A26:Лист1.A26" chart:class="chart:scatter">
            <chart:data-point chart:repeated="14"/>
          </chart:series>
          <chart:series chart:style-name="ch15" chart:values-cell-range-address="Лист1.B31:Лист1.O31" chart:label-cell-address="Лист1.A29:Лист1.A29" chart:class="chart:scatter">
            <chart:data-point chart:repeated="14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Лист1.B5:Лист1.O5</svg:desc>
                </draw:g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Строка 12</text:p>
                <draw:g>
                  <svg:desc/>
                </draw:g>
              </table:table-cell>
              <table:table-cell office:value-type="float" office:value="5">
                <text:p>5</text:p>
                <draw:g>
                  <svg:desc>Лист1.B12:Лист1.O12</svg:desc>
                </draw:g>
              </table:table-cell>
              <table:table-cell office:value-type="float" office:value="10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25">
                <text:p>25</text:p>
              </table:table-cell>
              <table:table-cell office:value-type="float" office:value="30">
                <text:p>30</text:p>
              </table:table-cell>
              <table:table-cell office:value-type="float" office:value="35">
                <text:p>35</text:p>
              </table:table-cell>
              <table:table-cell office:value-type="float" office:value="40">
                <text:p>40</text:p>
              </table:table-cell>
              <table:table-cell office:value-type="float" office:value="45">
                <text:p>45</text:p>
              </table:table-cell>
              <table:table-cell office:value-type="float" office:value="50">
                <text:p>50</text:p>
              </table:table-cell>
              <table:table-cell office:value-type="float" office:value="55">
                <text:p>55</text:p>
              </table:table-cell>
              <table:table-cell office:value-type="float" office:value="60">
                <text:p>60</text:p>
              </table:table-cell>
              <table:table-cell office:value-type="float" office:value="65">
                <text:p>6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Architecture: TCP.OneClientOneThread</text:p>
                <draw:g>
                  <svg:desc>Лист1.A5:Лист1.A5</svg:desc>
                </draw:g>
              </table:table-cell>
              <table:table-cell office:value-type="float" office:value="20.23">
                <text:p>20.23</text:p>
                <draw:g>
                  <svg:desc>Лист1.B7:Лист1.O7</svg:desc>
                </draw:g>
              </table:table-cell>
              <table:table-cell office:value-type="float" office:value="21.955">
                <text:p>21.955</text:p>
              </table:table-cell>
              <table:table-cell office:value-type="float" office:value="27.413333">
                <text:p>27.413333</text:p>
              </table:table-cell>
              <table:table-cell office:value-type="float" office:value="40.1475">
                <text:p>40.1475</text:p>
              </table:table-cell>
              <table:table-cell office:value-type="float" office:value="45.198">
                <text:p>45.198</text:p>
              </table:table-cell>
              <table:table-cell office:value-type="float" office:value="51.191667">
                <text:p>51.191667</text:p>
              </table:table-cell>
              <table:table-cell office:value-type="float" office:value="58.915714">
                <text:p>58.915714</text:p>
              </table:table-cell>
              <table:table-cell office:value-type="float" office:value="76.5475">
                <text:p>76.5475</text:p>
              </table:table-cell>
              <table:table-cell office:value-type="float" office:value="85.624444">
                <text:p>85.624444</text:p>
              </table:table-cell>
              <table:table-cell office:value-type="float" office:value="92.665">
                <text:p>92.665</text:p>
              </table:table-cell>
              <table:table-cell office:value-type="float" office:value="117.85">
                <text:p>117.85</text:p>
              </table:table-cell>
              <table:table-cell office:value-type="float" office:value="105.235833">
                <text:p>105.235833</text:p>
              </table:table-cell>
              <table:table-cell office:value-type="float" office:value="114.56">
                <text:p>114.56</text:p>
              </table:table-cell>
              <table:table-cell office:value-type="float" office:value="135.677143">
                <text:p>135.677143</text:p>
              </table:table-cell>
            </table:table-row>
            <table:table-row>
              <table:table-cell office:value-type="string">
                <text:p>Architecture: TCP.CachedThreadPoolServer</text:p>
                <draw:g>
                  <svg:desc>Лист1.A11:Лист1.A11</svg:desc>
                </draw:g>
              </table:table-cell>
              <table:table-cell office:value-type="float" office:value="12.37">
                <text:p>12.37</text:p>
                <draw:g>
                  <svg:desc>Лист1.B13:Лист1.O13</svg:desc>
                </draw:g>
              </table:table-cell>
              <table:table-cell office:value-type="float" office:value="18.935">
                <text:p>18.935</text:p>
              </table:table-cell>
              <table:table-cell office:value-type="float" office:value="28.923333">
                <text:p>28.923333</text:p>
              </table:table-cell>
              <table:table-cell office:value-type="float" office:value="38.6075">
                <text:p>38.6075</text:p>
              </table:table-cell>
              <table:table-cell office:value-type="float" office:value="44.428">
                <text:p>44.428</text:p>
              </table:table-cell>
              <table:table-cell office:value-type="float" office:value="55.77">
                <text:p>55.77</text:p>
              </table:table-cell>
              <table:table-cell office:value-type="float" office:value="67.64">
                <text:p>67.64</text:p>
              </table:table-cell>
              <table:table-cell office:value-type="float" office:value="74.97875">
                <text:p>74.97875</text:p>
              </table:table-cell>
              <table:table-cell office:value-type="float" office:value="76.786667">
                <text:p>76.786667</text:p>
              </table:table-cell>
              <table:table-cell office:value-type="float" office:value="90.246">
                <text:p>90.246</text:p>
              </table:table-cell>
              <table:table-cell office:value-type="float" office:value="111.180909">
                <text:p>111.180909</text:p>
              </table:table-cell>
              <table:table-cell office:value-type="float" office:value="135.384167">
                <text:p>135.384167</text:p>
              </table:table-cell>
              <table:table-cell office:value-type="float" office:value="163.984615">
                <text:p>163.984615</text:p>
              </table:table-cell>
              <table:table-cell office:value-type="float" office:value="159.844286">
                <text:p>159.844286</text:p>
              </table:table-cell>
            </table:table-row>
            <table:table-row>
              <table:table-cell office:value-type="string">
                <text:p>Architecture: NIO.OneThread</text:p>
                <draw:g>
                  <svg:desc>Лист1.A8:Лист1.A8</svg:desc>
                </draw:g>
              </table:table-cell>
              <table:table-cell office:value-type="float" office:value="14.14">
                <text:p>14.14</text:p>
                <draw:g>
                  <svg:desc>Лист1.B10:Лист1.O10</svg:desc>
                </draw:g>
              </table:table-cell>
              <table:table-cell office:value-type="float" office:value="23.205">
                <text:p>23.205</text:p>
              </table:table-cell>
              <table:table-cell office:value-type="float" office:value="32.6">
                <text:p>32.6</text:p>
              </table:table-cell>
              <table:table-cell office:value-type="float" office:value="34.4725">
                <text:p>34.4725</text:p>
              </table:table-cell>
              <table:table-cell office:value-type="float" office:value="49.512">
                <text:p>49.512</text:p>
              </table:table-cell>
              <table:table-cell office:value-type="float" office:value="53.895">
                <text:p>53.895</text:p>
              </table:table-cell>
              <table:table-cell office:value-type="float" office:value="67.394286">
                <text:p>67.394286</text:p>
              </table:table-cell>
              <table:table-cell office:value-type="float" office:value="66.68">
                <text:p>66.68</text:p>
              </table:table-cell>
              <table:table-cell office:value-type="float" office:value="72.82">
                <text:p>72.82</text:p>
              </table:table-cell>
              <table:table-cell office:value-type="float" office:value="83.338">
                <text:p>83.338</text:p>
              </table:table-cell>
              <table:table-cell office:value-type="float" office:value="87.923636">
                <text:p>87.923636</text:p>
              </table:table-cell>
              <table:table-cell office:value-type="float" office:value="98.1875">
                <text:p>98.1875</text:p>
              </table:table-cell>
              <table:table-cell office:value-type="float" office:value="202.37">
                <text:p>202.37</text:p>
              </table:table-cell>
              <table:table-cell office:value-type="float" office:value="310.282857">
                <text:p>310.282857</text:p>
              </table:table-cell>
            </table:table-row>
            <table:table-row>
              <table:table-cell office:value-type="string">
                <text:p>Architecture: TCP.NewQueryNewConnection</text:p>
                <draw:g>
                  <svg:desc>Лист1.A14:Лист1.A14</svg:desc>
                </draw:g>
              </table:table-cell>
              <table:table-cell office:value-type="float" office:value="10.69">
                <text:p>10.69</text:p>
                <draw:g>
                  <svg:desc>Лист1.B16:Лист1.O16</svg:desc>
                </draw:g>
              </table:table-cell>
              <table:table-cell office:value-type="float" office:value="12.035">
                <text:p>12.035</text:p>
              </table:table-cell>
              <table:table-cell office:value-type="float" office:value="11.286667">
                <text:p>11.286667</text:p>
              </table:table-cell>
              <table:table-cell office:value-type="float" office:value="13.415">
                <text:p>13.415</text:p>
              </table:table-cell>
              <table:table-cell office:value-type="float" office:value="11.26">
                <text:p>11.26</text:p>
              </table:table-cell>
              <table:table-cell office:value-type="float" office:value="11.176667">
                <text:p>11.176667</text:p>
              </table:table-cell>
              <table:table-cell office:value-type="float" office:value="10.641429">
                <text:p>10.641429</text:p>
              </table:table-cell>
              <table:table-cell office:value-type="float" office:value="12.56">
                <text:p>12.56</text:p>
              </table:table-cell>
              <table:table-cell office:value-type="float" office:value="16.241111">
                <text:p>16.241111</text:p>
              </table:table-cell>
              <table:table-cell office:value-type="float" office:value="11.07">
                <text:p>11.07</text:p>
              </table:table-cell>
              <table:table-cell office:value-type="float" office:value="11.041818">
                <text:p>11.041818</text:p>
              </table:table-cell>
              <table:table-cell office:value-type="float" office:value="10.358333">
                <text:p>10.358333</text:p>
              </table:table-cell>
              <table:table-cell office:value-type="float" office:value="11.115385">
                <text:p>11.115385</text:p>
              </table:table-cell>
              <table:table-cell office:value-type="float" office:value="12.364286">
                <text:p>12.364286</text:p>
              </table:table-cell>
            </table:table-row>
            <table:table-row>
              <table:table-cell office:value-type="string">
                <text:p>Architecture: NIO.CachedThreadPool</text:p>
                <draw:g>
                  <svg:desc>Лист1.A17:Лист1.A17</svg:desc>
                </draw:g>
              </table:table-cell>
              <table:table-cell office:value-type="float" office:value="11.3">
                <text:p>11.3</text:p>
                <draw:g>
                  <svg:desc>Лист1.B19:Лист1.O19</svg:desc>
                </draw:g>
              </table:table-cell>
              <table:table-cell office:value-type="float" office:value="13.325">
                <text:p>13.325</text:p>
              </table:table-cell>
              <table:table-cell office:value-type="float" office:value="19.83">
                <text:p>19.83</text:p>
              </table:table-cell>
              <table:table-cell office:value-type="float" office:value="24.095">
                <text:p>24.095</text:p>
              </table:table-cell>
              <table:table-cell office:value-type="float" office:value="26.312">
                <text:p>26.312</text:p>
              </table:table-cell>
              <table:table-cell office:value-type="float" office:value="31">
                <text:p>31</text:p>
              </table:table-cell>
              <table:table-cell office:value-type="float" office:value="40.608571">
                <text:p>40.608571</text:p>
              </table:table-cell>
              <table:table-cell office:value-type="float" office:value="44.42875">
                <text:p>44.42875</text:p>
              </table:table-cell>
              <table:table-cell office:value-type="float" office:value="45.622222">
                <text:p>45.622222</text:p>
              </table:table-cell>
              <table:table-cell office:value-type="float" office:value="55.081">
                <text:p>55.081</text:p>
              </table:table-cell>
              <table:table-cell office:value-type="float" office:value="53.326364">
                <text:p>53.326364</text:p>
              </table:table-cell>
              <table:table-cell office:value-type="float" office:value="66.893333">
                <text:p>66.893333</text:p>
              </table:table-cell>
              <table:table-cell office:value-type="float" office:value="75.186154">
                <text:p>75.186154</text:p>
              </table:table-cell>
              <table:table-cell office:value-type="float" office:value="66.642857">
                <text:p>66.642857</text:p>
              </table:table-cell>
            </table:table-row>
            <table:table-row>
              <table:table-cell office:value-type="string">
                <text:p>Architecture: NIO.FixedThreadPool</text:p>
                <draw:g>
                  <svg:desc>Лист1.A20:Лист1.A20</svg:desc>
                </draw:g>
              </table:table-cell>
              <table:table-cell office:value-type="float" office:value="12.26">
                <text:p>12.26</text:p>
                <draw:g>
                  <svg:desc>Лист1.B22:Лист1.O22</svg:desc>
                </draw:g>
              </table:table-cell>
              <table:table-cell office:value-type="float" office:value="13.58">
                <text:p>13.58</text:p>
              </table:table-cell>
              <table:table-cell office:value-type="float" office:value="16.06">
                <text:p>16.06</text:p>
              </table:table-cell>
              <table:table-cell office:value-type="float" office:value="20.33">
                <text:p>20.33</text:p>
              </table:table-cell>
              <table:table-cell office:value-type="float" office:value="30.438">
                <text:p>30.438</text:p>
              </table:table-cell>
              <table:table-cell office:value-type="float" office:value="28.661667">
                <text:p>28.661667</text:p>
              </table:table-cell>
              <table:table-cell office:value-type="float" office:value="30.88">
                <text:p>30.88</text:p>
              </table:table-cell>
              <table:table-cell office:value-type="float" office:value="33.025">
                <text:p>33.025</text:p>
              </table:table-cell>
              <table:table-cell office:value-type="float" office:value="39.477778">
                <text:p>39.477778</text:p>
              </table:table-cell>
              <table:table-cell office:value-type="float" office:value="40.501">
                <text:p>40.501</text:p>
              </table:table-cell>
              <table:table-cell office:value-type="float" office:value="42.801818">
                <text:p>42.801818</text:p>
              </table:table-cell>
              <table:table-cell office:value-type="float" office:value="52.026667">
                <text:p>52.026667</text:p>
              </table:table-cell>
              <table:table-cell office:value-type="float" office:value="58.131538">
                <text:p>58.131538</text:p>
              </table:table-cell>
              <table:table-cell office:value-type="float" office:value="63.922857">
                <text:p>63.922857</text:p>
              </table:table-cell>
            </table:table-row>
            <table:table-row>
              <table:table-cell office:value-type="string">
                <text:p>Architecture: NIO.NewQueryNewThread</text:p>
                <draw:g>
                  <svg:desc>Лист1.A23:Лист1.A23</svg:desc>
                </draw:g>
              </table:table-cell>
              <table:table-cell office:value-type="float" office:value="11.86">
                <text:p>11.86</text:p>
                <draw:g>
                  <svg:desc>Лист1.B25:Лист1.O25</svg:desc>
                </draw:g>
              </table:table-cell>
              <table:table-cell office:value-type="float" office:value="16.15">
                <text:p>16.15</text:p>
              </table:table-cell>
              <table:table-cell office:value-type="float" office:value="22.53">
                <text:p>22.53</text:p>
              </table:table-cell>
              <table:table-cell office:value-type="float" office:value="33.8825">
                <text:p>33.8825</text:p>
              </table:table-cell>
              <table:table-cell office:value-type="float" office:value="40.3">
                <text:p>40.3</text:p>
              </table:table-cell>
              <table:table-cell office:value-type="float" office:value="43.805">
                <text:p>43.805</text:p>
              </table:table-cell>
              <table:table-cell office:value-type="float" office:value="43.07">
                <text:p>43.07</text:p>
              </table:table-cell>
              <table:table-cell office:value-type="float" office:value="60.7975">
                <text:p>60.7975</text:p>
              </table:table-cell>
              <table:table-cell office:value-type="float" office:value="68.935556">
                <text:p>68.935556</text:p>
              </table:table-cell>
              <table:table-cell office:value-type="float" office:value="93.763">
                <text:p>93.763</text:p>
              </table:table-cell>
              <table:table-cell office:value-type="float" office:value="114.770909">
                <text:p>114.770909</text:p>
              </table:table-cell>
              <table:table-cell office:value-type="float" office:value="84.710833">
                <text:p>84.710833</text:p>
              </table:table-cell>
              <table:table-cell office:value-type="float" office:value="71.997692">
                <text:p>71.997692</text:p>
              </table:table-cell>
              <table:table-cell office:value-type="float" office:value="70.65">
                <text:p>70.65</text:p>
              </table:table-cell>
            </table:table-row>
            <table:table-row>
              <table:table-cell office:value-type="string">
                <text:p>Architecture: UDP.FixedThreadPool</text:p>
                <draw:g>
                  <svg:desc>Лист1.A26:Лист1.A26</svg:desc>
                </draw:g>
              </table:table-cell>
              <table:table-cell office:value-type="float" office:value="11.77">
                <text:p>11.77</text:p>
                <draw:g>
                  <svg:desc>Лист1.B28:Лист1.O28</svg:desc>
                </draw:g>
              </table:table-cell>
              <table:table-cell office:value-type="float" office:value="16.09">
                <text:p>16.09</text:p>
              </table:table-cell>
              <table:table-cell office:value-type="float" office:value="16.36">
                <text:p>16.36</text:p>
              </table:table-cell>
              <table:table-cell office:value-type="float" office:value="15.9125">
                <text:p>15.9125</text:p>
              </table:table-cell>
              <table:table-cell office:value-type="float" office:value="14.869579">
                <text:p>14.869579</text:p>
              </table:table-cell>
              <table:table-cell office:value-type="float" office:value="14.788246">
                <text:p>14.788246</text:p>
              </table:table-cell>
              <table:table-cell office:value-type="float" office:value="15.133383">
                <text:p>15.133383</text:p>
              </table:table-cell>
              <table:table-cell office:value-type="float" office:value="15.861382">
                <text:p>15.861382</text:p>
              </table:table-cell>
              <table:table-cell office:value-type="float" office:value="14.672164">
                <text:p>14.672164</text:p>
              </table:table-cell>
              <table:table-cell office:value-type="float" office:value="18.629053">
                <text:p>18.629053</text:p>
              </table:table-cell>
              <table:table-cell office:value-type="float" office:value="15.730776">
                <text:p>15.730776</text:p>
              </table:table-cell>
              <table:table-cell office:value-type="float" office:value="43.978363">
                <text:p>43.978363</text:p>
              </table:table-cell>
              <table:table-cell office:value-type="float" office:value="36.834476">
                <text:p>36.834476</text:p>
              </table:table-cell>
              <table:table-cell office:value-type="float" office:value="44.778743">
                <text:p>44.778743</text:p>
              </table:table-cell>
            </table:table-row>
            <table:table-row>
              <table:table-cell office:value-type="string">
                <text:p>Architecture: UDP.NewQueryNewThread</text:p>
                <draw:g>
                  <svg:desc>Лист1.A29:Лист1.A29</svg:desc>
                </draw:g>
              </table:table-cell>
              <table:table-cell office:value-type="float" office:value="13.17">
                <text:p>13.17</text:p>
                <draw:g>
                  <svg:desc>Лист1.B31:Лист1.O31</svg:desc>
                </draw:g>
              </table:table-cell>
              <table:table-cell office:value-type="float" office:value="14.755">
                <text:p>14.755</text:p>
              </table:table-cell>
              <table:table-cell office:value-type="float" office:value="14.486667">
                <text:p>14.486667</text:p>
              </table:table-cell>
              <table:table-cell office:value-type="float" office:value="14.6925">
                <text:p>14.6925</text:p>
              </table:table-cell>
              <table:table-cell office:value-type="float" office:value="14.66">
                <text:p>14.66</text:p>
              </table:table-cell>
              <table:table-cell office:value-type="float" office:value="14.577807">
                <text:p>14.577807</text:p>
              </table:table-cell>
              <table:table-cell office:value-type="float" office:value="14.887068">
                <text:p>14.887068</text:p>
              </table:table-cell>
              <table:table-cell office:value-type="float" office:value="14.6425">
                <text:p>14.6425</text:p>
              </table:table-cell>
              <table:table-cell office:value-type="float" office:value="14.910585">
                <text:p>14.910585</text:p>
              </table:table-cell>
              <table:table-cell office:value-type="float" office:value="14.750781">
                <text:p>14.750781</text:p>
              </table:table-cell>
              <table:table-cell office:value-type="float" office:value="14.807331">
                <text:p>14.807331</text:p>
              </table:table-cell>
              <table:table-cell office:value-type="float" office:value="14.788553">
                <text:p>14.788553</text:p>
              </table:table-cell>
              <table:table-cell office:value-type="float" office:value="15.091993">
                <text:p>15.091993</text:p>
              </table:table-cell>
              <table:table-cell office:value-type="float" office:value="15.166863">
                <text:p>15.16686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